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8900000089F3DA88044409E431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line-height="0.423cm">
        <style:tab-stops>
          <style:tab-stop style:position="1cm"/>
        </style:tab-stops>
      </style:paragraph-properties>
      <style:text-properties fo:font-size="10pt" fo:font-style="italic" fo:font-weight="bold" officeooo:rsid="0002ca51" officeooo:paragraph-rsid="0002ca51" style:font-size-asian="10pt" style:font-style-asian="italic" style:font-weight-asian="bold" style:font-size-complex="10pt" style:font-style-complex="italic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2ca51" officeooo:paragraph-rsid="001051cc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02ca51" officeooo:paragraph-rsid="0002ca51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a4927" officeooo:paragraph-rsid="000a4927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e12d6" officeooo:paragraph-rsid="000e12d6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048ddc" officeooo:paragraph-rsid="00048ddc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05bb50" officeooo:paragraph-rsid="00048ddc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a4927" officeooo:paragraph-rsid="000a4927" style:font-size-asian="17.5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e12d6" officeooo:paragraph-rsid="000e12d6" style:font-size-asian="17.5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fc5a3" officeooo:paragraph-rsid="000fc5a3" style:font-size-asian="17.5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0a4927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none" fo:font-weight="normal" officeooo:rsid="000bf92f" officeooo:paragraph-rsid="000bf92f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3.5pt" fo:font-style="normal" fo:text-shadow="none" style:text-underline-style="none" fo:font-weight="normal" officeooo:paragraph-rsid="000bf92f" style:font-size-asian="13.5pt" style:font-style-asian="normal" style:font-weight-asian="normal" style:font-size-complex="13.5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font-size="16pt" officeooo:rsid="000a4927" officeooo:paragraph-rsid="000a4927" style:font-size-asian="16pt" style:font-size-complex="16pt"/>
    </style:style>
    <style:style style:name="P16" style:family="paragraph">
      <style:paragraph-properties fo:text-align="center"/>
      <style:text-properties style:text-line-through-style="none" style:text-line-through-type="none" fo:font-family="'Liberation Serif'" style:font-style-name="Bold Italic" style:font-family-generic="roman" fo:font-size="32pt" fo:font-style="italic" style:text-underline-style="none" fo:font-weight="bold"/>
    </style:style>
    <style:style style:name="T1" style:family="text">
      <style:text-properties fo:font-size="16pt" style:text-underline-style="none" fo:font-weight="normal" officeooo:rsid="00048ddc" style:font-size-asian="16pt" style:font-weight-asian="normal" style:font-size-complex="16pt" style:font-weight-complex="normal"/>
    </style:style>
    <style:style style:name="T2" style:family="text">
      <style:text-properties officeooo:rsid="000637f5"/>
    </style:style>
    <style:style style:name="T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0bf92f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font-size="18pt" style:text-underline-style="none" fo:font-weight="normal" officeooo:rsid="000a4927" style:font-size-asian="15.75pt" style:font-weight-asian="normal" style:font-size-complex="18pt" style:font-weight-complex="normal"/>
    </style:style>
    <style:style style:name="T5" style:family="text">
      <style:text-properties officeooo:rsid="000cb838"/>
    </style:style>
    <style:style style:name="T6" style:family="text">
      <style:text-properties officeooo:rsid="000fc5a3"/>
    </style:style>
    <style:style style:name="T7" style:family="text">
      <style:text-properties officeooo:rsid="001051cc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ackground-color="#eeeeee" fo:border="solid #000000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xt Box 1" form:control-implementation="ooo:com.sun.star.form.component.TextField" xml:id="control1" form:id="control1" form:current-value="MANUAL TECNICO DE &#10;APLICACION &#10;EN JAVA &amp; ORACLE" form:value="MANUAL TECNICO DE &#10;APLICACION &#10;EN JAVA &amp; ORACL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4">INSTITUT ESTEVE TERRADAS I ILLA</text:p>
      <text:p text:style-name="P4">DESAROLLO D’APLICACIONES MULTIPLATAFORM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control text:anchor-type="as-char" svg:y="-7.77cm" draw:z-index="0" draw:name="Shape1" draw:style-name="gr1" draw:text-style-name="P16" svg:width="17.001cm" svg:height="4.195cm" draw:control="control1"/></text:p>
      <text:p text:style-name="P3"><text:span text:style-name="T1"/></text:p>
      <text:p text:style-name="P3"><text:span text:style-name="T1">REALIZADO POR:</text:span></text:p>
      <text:p text:style-name="P7">Francisco Morales<text:line-break/>Albert <text:span text:style-name="T2">Francisco</text:span><text:line-break/>Pablo Munuera</text:p>
      <text:p text:style-name="P7">Alejandro Soldado</text:p>
      <text:p text:style-name="P7"/>
      <text:p text:style-name="P7"/>
      <text:p text:style-name="P7"/>
      <text:p text:style-name="P8"><text:soft-page-break/></text:p>
      <text:p text:style-name="P9">Indice</text:p>
      <text:p text:style-name="P12"><text:span text:style-name="T4"><text:tab/>1. Objetivo e Introduccion</text:span></text:p>
      <text:p text:style-name="P5"><text:tab/>2. <text:span text:style-name="T5">Contenido Tecnico</text:span></text:p>
      <text:p text:style-name="P5"><text:tab/><text:tab/><text:span text:style-name="T5">2.1. Clases</text:span></text:p>
      <text:p text:style-name="P5"><text:tab/><text:tab/><text:span text:style-name="T5">2.2. Metodos</text:span></text:p>
      <text:p text:style-name="P5"><text:tab/><text:tab/><text:span text:style-name="T6">2.3. Funciones y Procedures</text:span></text:p>
      <text:p text:style-name="P5"><text:tab/><text:tab/><text:span text:style-name="T6">2.4. Scripts</text:span></text:p>
      <text:p text:style-name="P5"><text:tab/><text:tab/><text:span text:style-name="T5">2.</text:span><text:span text:style-name="T6">5</text:span><text:span text:style-name="T5">. Diagrama de actividades</text:span></text:p>
      <text:p text:style-name="P5"><text:tab/><text:tab/><text:span text:style-name="T5">2.</text:span><text:span text:style-name="T6">6</text:span><text:span text:style-name="T5">. Diagrama de casos de uso</text:span></text:p>
      <text:p text:style-name="P5"><text:tab/><text:tab/><text:span text:style-name="T5">2.</text:span><text:span text:style-name="T6">7</text:span><text:span text:style-name="T5">. Instalaciones (Github, Trello)</text:span></text:p>
      <text:p text:style-name="P5"><text:tab/>3. <text:span text:style-name="T5">Glossario</text:span></text:p>
      <text:p text:style-name="P5"><text:tab/>4. <text:span text:style-name="T5">FAQ</text:span></text:p>
      <text:p text:style-name="P5"><text:tab/>5. <text:span text:style-name="T5">Webgrafia / Bibliografia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" text:outline-level="1"><text:soft-page-break/>Introduccion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Objetivo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Contenido Tecnico</text:p>
      <text:p text:style-name="P10">Clas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Metod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text:soft-page-break/>Funciones y Procedur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text:soft-page-break/>Script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Diagrama de actividad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Diagrama de casos de uso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Instalaciones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Table2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309cm" style:rel-column-width="1309*"/>
    </style:style>
    <style:style style:name="Table1.B" style:family="table-column">
      <style:table-column-properties style:column-width="5.756cm" style:rel-column-width="3263*"/>
    </style:style>
    <style:style style:name="Table1.C" style:family="table-column">
      <style:table-column-properties style:column-width="4.466cm" style:rel-column-width="2532*"/>
    </style:style>
    <style:style style:name="Table1.D" style:family="table-column">
      <style:table-column-properties style:column-width="4.47cm" style:rel-column-width="2534*"/>
    </style:style>
    <style:style style:name="Table1.1" style:family="table-row">
      <style:table-row-properties style:min-row-height="0.891cm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914cm"/>
    </style:style>
    <style:style style:name="MP1" style:family="paragraph" style:parent-style-name="Header">
      <style:paragraph-properties fo:line-height="0.423cm">
        <style:tab-stops>
          <style:tab-stop style:position="1cm"/>
        </style:tab-stops>
      </style:paragraph-properties>
      <style:text-properties fo:font-size="10pt" fo:font-style="italic" fo:font-weight="bold" officeooo:rsid="0002ca51" officeooo:paragraph-rsid="0002ca51" style:font-size-asian="10pt" style:font-style-asian="italic" style:font-weight-asian="bold" style:font-size-complex="10pt" style:font-style-complex="italic"/>
    </style:style>
    <style:style style:name="M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none" fo:font-weight="normal" officeooo:rsid="000bf92f" officeooo:paragraph-rsid="000bf92f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M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3.5pt" fo:font-style="normal" fo:text-shadow="none" style:text-underline-style="none" fo:font-weight="normal" officeooo:paragraph-rsid="000bf92f" style:font-size-asian="13.5pt" style:font-style-asian="normal" style:font-weight-asian="normal" style:font-size-complex="13.5pt" style:font-style-complex="normal" style:font-weight-complex="normal" style:text-overline-style="none" style:text-overline-color="font-color"/>
    </style:style>
    <style:style style:name="MP4" style:family="paragraph" style:parent-style-name="Table_20_Contents">
      <style:paragraph-properties fo:text-align="center" style:justify-single-word="false"/>
      <style:text-properties fo:font-size="16pt" officeooo:rsid="000a4927" officeooo:paragraph-rsid="000a4927" style:font-size-asian="16pt" style:font-size-complex="16pt"/>
    </style:style>
    <style:style style:name="MT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0bf92f" style:font-style-asian="normal" style:font-weight-asian="normal" style:font-style-complex="normal" style:font-weight-complex="normal" style:text-overline-style="none" style:text-overline-color="font-color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 table:template-name="Default Style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">Departamento: Informatica</text:p>
            </table:table-cell>
            <table:table-cell table:style-name="Table2.B1" office:value-type="string">
              <text:p text:style-name="MP2">Grup: AMS1</text:p>
            </table:table-cell>
          </table:table-row>
          <table:table-row table:style-name="TableLine94228685938208">
            <table:table-cell table:style-name="Table2.A2" table:number-columns-spanned="2" office:value-type="string">
              <text:p text:style-name="MP3"><text:span text:style-name="MT1">Titol Cicle Formatiu: </text:span>Tècnic superior Desenvolupament d’Aplicacions Multiplataforma</text:p>
            </table:table-cell>
            <table:covered-table-cell/>
          </table:table-row>
          <table:table-row table:style-name="Table2.1">
            <table:table-cell table:style-name="Table2.A3" office:value-type="string">
              <text:p text:style-name="MP2">Dia revision: 11 / 5 / 2022</text:p>
            </table:table-cell>
            <table:table-cell table:style-name="Table2.A2" office:value-type="string">
              <text:p text:style-name="MP2">Num. Revision: 3</text:p>
            </table:table-cell>
          </table:table-row>
        </table:table>
        <text:p text:style-name="MP1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2" office:value-type="string">
              <text:p text:style-name="Table_20_Contents"><draw:frame draw:style-name="Mfr1" draw:name="Image1" text:anchor-type="char" svg:x="0.474cm" svg:y="0.236cm" svg:width="1.371cm" svg:height="1.371cm" draw:z-index="10"><draw:image xlink:href="Pictures/100000000000008900000089F3DA88044409E431.jpg" xlink:type="simple" xlink:show="embed" xlink:actuate="onLoad" draw:mime-type="image/jpeg"/></draw:frame></text:p>
            </table:table-cell>
            <table:table-cell table:style-name="Table1.A1" office:value-type="string">
              <text:p text:style-name="MP4">11 / 5 / 2022</text:p>
            </table:table-cell>
            <table:table-cell table:style-name="Table1.A1" office:value-type="string">
              <text:p text:style-name="MP4">Pagina 1 de</text:p>
            </table:table-cell>
            <table:table-cell table:style-name="Table1.A1" office:value-type="string">
              <text:p text:style-name="MP4">Revisio 3</text:p>
            </table:table-cell>
          </table:table-row>
          <table:table-row table:style-name="Table1.2">
            <table:covered-table-cell/>
            <table:table-cell table:style-name="Table1.A1" table:number-columns-spanned="3" office:value-type="string">
              <text:p text:style-name="MP4">Manual Tecnico de Aplicacion en Java &amp; Oracle</text:p>
            </table:table-cell>
            <table:covered-table-cell/>
            <table:covered-table-cell/>
          </table:table-row>
        </table:table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08:41:56.139474256</meta:creation-date>
    <dc:date>2022-05-12T08:25:18.202225915</dc:date>
    <meta:editing-duration>PT11M30S</meta:editing-duration>
    <meta:editing-cycles>1</meta:editing-cycles>
    <meta:document-statistic meta:table-count="2" meta:image-count="1" meta:object-count="0" meta:page-count="10" meta:paragraph-count="38" meta:word-count="117" meta:character-count="798" meta:non-whitespace-character-count="699"/>
    <meta:generator>LibreOffice/7.0.4.2$Linux_X86_64 LibreOffice_project/00$Build-2</meta:generator>
  </office:meta>
</office:document-meta>
</file>